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0.22mm" svg:height="163.24mm" svg:x="112.05mm" svg:y="114.22mm">
            <draw:object draw:notify-on-update-of-ranges="Sheet1.C32:Sheet1.C32 Sheet1.D32:Sheet1.H32 Sheet1.C31:Sheet1.C31 Sheet1.C33:Sheet1.H33 Sheet1.K32:Sheet1.P32 Sheet1.K31:Sheet1.K31 Sheet1.K33:Sheet1.P33 Sheet1.K32:Sheet1.P32 Sheet1.S31:Sheet1.S31 Sheet1.S33:Sheet1.X33 Sheet1.K32:Sheet1.P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number-columns-repeated="15" table:default-cell-style-name="Default"/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15"/>
        </table:table-row>
        <table:table-row table:style-name="ro1">
          <table:table-cell table:number-columns-repeated="2"/>
          <table:table-cell office:value-type="float" office:value="4.03554" calcext:value-type="float">
            <text:p>4.0355</text:p>
          </table:table-cell>
          <table:table-cell office:value-type="float" office:value="2.04291" calcext:value-type="float">
            <text:p>2.0429</text:p>
          </table:table-cell>
          <table:table-cell office:value-type="float" office:value="1.05002" calcext:value-type="float">
            <text:p>1.0500</text:p>
          </table:table-cell>
          <table:table-cell office:value-type="float" office:value="0.57019" calcext:value-type="float">
            <text:p>0.5702</text:p>
          </table:table-cell>
          <table:table-cell office:value-type="float" office:value="0.312271" calcext:value-type="float">
            <text:p>0.3123</text:p>
          </table:table-cell>
          <table:table-cell office:value-type="float" office:value="0.248201" calcext:value-type="float">
            <text:p>0.2482</text:p>
          </table:table-cell>
          <table:table-cell table:number-columns-repeated="2"/>
          <table:table-cell office:value-type="float" office:value="4.04459" calcext:value-type="float">
            <text:p>4.04459</text:p>
          </table:table-cell>
          <table:table-cell office:value-type="float" office:value="2.0385" calcext:value-type="float">
            <text:p>2.0385</text:p>
          </table:table-cell>
          <table:table-cell office:value-type="float" office:value="1.0542" calcext:value-type="float">
            <text:p>1.0542</text:p>
          </table:table-cell>
          <table:table-cell office:value-type="float" office:value="0.560218" calcext:value-type="float">
            <text:p>0.560218</text:p>
          </table:table-cell>
          <table:table-cell office:value-type="float" office:value="0.29896" calcext:value-type="float">
            <text:p>0.29896</text:p>
          </table:table-cell>
          <table:table-cell office:value-type="float" office:value="0.249248" calcext:value-type="float">
            <text:p>0.249248</text:p>
          </table:table-cell>
          <table:table-cell table:number-columns-repeated="2"/>
          <table:table-cell office:value-type="float" office:value="4.01641" calcext:value-type="float">
            <text:p>4.01641</text:p>
          </table:table-cell>
          <table:table-cell office:value-type="float" office:value="2.03243" calcext:value-type="float">
            <text:p>2.03243</text:p>
          </table:table-cell>
          <table:table-cell office:value-type="float" office:value="1.04851" calcext:value-type="float">
            <text:p>1.04851</text:p>
          </table:table-cell>
          <table:table-cell office:value-type="float" office:value="0.555162" calcext:value-type="float">
            <text:p>0.555162</text:p>
          </table:table-cell>
          <table:table-cell office:value-type="float" office:value="0.303992" calcext:value-type="float">
            <text:p>0.303992</text:p>
          </table:table-cell>
          <table:table-cell office:value-type="float" office:value="0.25563" calcext:value-type="float">
            <text:p>0.25563</text:p>
          </table:table-cell>
        </table:table-row>
        <table:table-row table:style-name="ro1">
          <table:table-cell table:number-columns-repeated="2"/>
          <table:table-cell office:value-type="float" office:value="4.03646" calcext:value-type="float">
            <text:p>4.0365</text:p>
          </table:table-cell>
          <table:table-cell office:value-type="float" office:value="2.03353" calcext:value-type="float">
            <text:p>2.0335</text:p>
          </table:table-cell>
          <table:table-cell office:value-type="float" office:value="1.06036" calcext:value-type="float">
            <text:p>1.0604</text:p>
          </table:table-cell>
          <table:table-cell office:value-type="float" office:value="0.562495" calcext:value-type="float">
            <text:p>0.5625</text:p>
          </table:table-cell>
          <table:table-cell office:value-type="float" office:value="0.307519" calcext:value-type="float">
            <text:p>0.3075</text:p>
          </table:table-cell>
          <table:table-cell office:value-type="float" office:value="0.419181" calcext:value-type="float">
            <text:p>0.4192</text:p>
          </table:table-cell>
          <table:table-cell table:number-columns-repeated="2"/>
          <table:table-cell office:value-type="float" office:value="4.03875" calcext:value-type="float">
            <text:p>4.03875</text:p>
          </table:table-cell>
          <table:table-cell office:value-type="float" office:value="2.05753" calcext:value-type="float">
            <text:p>2.05753</text:p>
          </table:table-cell>
          <table:table-cell office:value-type="float" office:value="1.05582" calcext:value-type="float">
            <text:p>1.05582</text:p>
          </table:table-cell>
          <table:table-cell office:value-type="float" office:value="0.55776" calcext:value-type="float">
            <text:p>0.55776</text:p>
          </table:table-cell>
          <table:table-cell office:value-type="float" office:value="0.301538" calcext:value-type="float">
            <text:p>0.301538</text:p>
          </table:table-cell>
          <table:table-cell office:value-type="float" office:value="0.462109" calcext:value-type="float">
            <text:p>0.462109</text:p>
          </table:table-cell>
          <table:table-cell table:number-columns-repeated="2"/>
          <table:table-cell office:value-type="float" office:value="4.01649" calcext:value-type="float">
            <text:p>4.01649</text:p>
          </table:table-cell>
          <table:table-cell office:value-type="float" office:value="2.0286" calcext:value-type="float">
            <text:p>2.0286</text:p>
          </table:table-cell>
          <table:table-cell office:value-type="float" office:value="1.05134" calcext:value-type="float">
            <text:p>1.05134</text:p>
          </table:table-cell>
          <table:table-cell office:value-type="float" office:value="0.562016" calcext:value-type="float">
            <text:p>0.562016</text:p>
          </table:table-cell>
          <table:table-cell office:value-type="float" office:value="0.309275" calcext:value-type="float">
            <text:p>0.309275</text:p>
          </table:table-cell>
          <table:table-cell office:value-type="float" office:value="0.45929" calcext:value-type="float">
            <text:p>0.45929</text:p>
          </table:table-cell>
        </table:table-row>
        <table:table-row table:style-name="ro1">
          <table:table-cell table:number-columns-repeated="2"/>
          <table:table-cell office:value-type="float" office:value="4.03601" calcext:value-type="float">
            <text:p>4.0360</text:p>
          </table:table-cell>
          <table:table-cell office:value-type="float" office:value="2.05887" calcext:value-type="float">
            <text:p>2.0589</text:p>
          </table:table-cell>
          <table:table-cell office:value-type="float" office:value="1.05739" calcext:value-type="float">
            <text:p>1.0574</text:p>
          </table:table-cell>
          <table:table-cell office:value-type="float" office:value="0.564896" calcext:value-type="float">
            <text:p>0.5649</text:p>
          </table:table-cell>
          <table:table-cell office:value-type="float" office:value="0.305618" calcext:value-type="float">
            <text:p>0.3056</text:p>
          </table:table-cell>
          <table:table-cell office:value-type="float" office:value="0.466532" calcext:value-type="float">
            <text:p>0.4665</text:p>
          </table:table-cell>
          <table:table-cell table:number-columns-repeated="2"/>
          <table:table-cell office:value-type="float" office:value="4.03522" calcext:value-type="float">
            <text:p>4.03522</text:p>
          </table:table-cell>
          <table:table-cell office:value-type="float" office:value="2.02973" calcext:value-type="float">
            <text:p>2.02973</text:p>
          </table:table-cell>
          <table:table-cell office:value-type="float" office:value="1.05046" calcext:value-type="float">
            <text:p>1.05046</text:p>
          </table:table-cell>
          <table:table-cell office:value-type="float" office:value="0.558801" calcext:value-type="float">
            <text:p>0.558801</text:p>
          </table:table-cell>
          <table:table-cell office:value-type="float" office:value="0.30558" calcext:value-type="float">
            <text:p>0.30558</text:p>
          </table:table-cell>
          <table:table-cell office:value-type="float" office:value="0.450118" calcext:value-type="float">
            <text:p>0.450118</text:p>
          </table:table-cell>
          <table:table-cell table:number-columns-repeated="2"/>
          <table:table-cell office:value-type="float" office:value="4.0168" calcext:value-type="float">
            <text:p>4.0168</text:p>
          </table:table-cell>
          <table:table-cell office:value-type="float" office:value="2.03732" calcext:value-type="float">
            <text:p>2.03732</text:p>
          </table:table-cell>
          <table:table-cell office:value-type="float" office:value="1.04591" calcext:value-type="float">
            <text:p>1.04591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304602" calcext:value-type="float">
            <text:p>0.304602</text:p>
          </table:table-cell>
          <table:table-cell office:value-type="float" office:value="0.55093" calcext:value-type="float">
            <text:p>0.55093</text:p>
          </table:table-cell>
        </table:table-row>
        <table:table-row table:style-name="ro1">
          <table:table-cell table:number-columns-repeated="2"/>
          <table:table-cell office:value-type="float" office:value="4.03575" calcext:value-type="float">
            <text:p>4.0358</text:p>
          </table:table-cell>
          <table:table-cell office:value-type="float" office:value="2.05396" calcext:value-type="float">
            <text:p>2.0540</text:p>
          </table:table-cell>
          <table:table-cell office:value-type="float" office:value="1.04042" calcext:value-type="float">
            <text:p>1.0404</text:p>
          </table:table-cell>
          <table:table-cell office:value-type="float" office:value="0.55846" calcext:value-type="float">
            <text:p>0.5585</text:p>
          </table:table-cell>
          <table:table-cell office:value-type="float" office:value="0.314521" calcext:value-type="float">
            <text:p>0.3145</text:p>
          </table:table-cell>
          <table:table-cell office:value-type="float" office:value="0.25341" calcext:value-type="float">
            <text:p>0.2534</text:p>
          </table:table-cell>
          <table:table-cell table:number-columns-repeated="2"/>
          <table:table-cell office:value-type="float" office:value="4.03608" calcext:value-type="float">
            <text:p>4.03608</text:p>
          </table:table-cell>
          <table:table-cell office:value-type="float" office:value="2.03593" calcext:value-type="float">
            <text:p>2.03593</text:p>
          </table:table-cell>
          <table:table-cell office:value-type="float" office:value="1.05047" calcext:value-type="float">
            <text:p>1.05047</text:p>
          </table:table-cell>
          <table:table-cell office:value-type="float" office:value="0.558758" calcext:value-type="float">
            <text:p>0.558758</text:p>
          </table:table-cell>
          <table:table-cell office:value-type="float" office:value="0.403003" calcext:value-type="float">
            <text:p>0.403003</text:p>
          </table:table-cell>
          <table:table-cell office:value-type="float" office:value="0.251161" calcext:value-type="float">
            <text:p>0.251161</text:p>
          </table:table-cell>
          <table:table-cell table:number-columns-repeated="2"/>
          <table:table-cell office:value-type="float" office:value="4.01729" calcext:value-type="float">
            <text:p>4.01729</text:p>
          </table:table-cell>
          <table:table-cell office:value-type="float" office:value="2.04542" calcext:value-type="float">
            <text:p>2.04542</text:p>
          </table:table-cell>
          <table:table-cell office:value-type="float" office:value="1.05333" calcext:value-type="float">
            <text:p>1.05333</text:p>
          </table:table-cell>
          <table:table-cell office:value-type="float" office:value="0.567977" calcext:value-type="float">
            <text:p>0.567977</text:p>
          </table:table-cell>
          <table:table-cell office:value-type="float" office:value="0.302047" calcext:value-type="float">
            <text:p>0.302047</text:p>
          </table:table-cell>
          <table:table-cell office:value-type="float" office:value="0.389338" calcext:value-type="float">
            <text:p>0.389338</text:p>
          </table:table-cell>
        </table:table-row>
        <table:table-row table:style-name="ro1">
          <table:table-cell table:number-columns-repeated="2"/>
          <table:table-cell office:value-type="float" office:value="4.03577" calcext:value-type="float">
            <text:p>4.0358</text:p>
          </table:table-cell>
          <table:table-cell office:value-type="float" office:value="2.03532" calcext:value-type="float">
            <text:p>2.0353</text:p>
          </table:table-cell>
          <table:table-cell office:value-type="float" office:value="1.057" calcext:value-type="float">
            <text:p>1.0570</text:p>
          </table:table-cell>
          <table:table-cell office:value-type="float" office:value="0.559906" calcext:value-type="float">
            <text:p>0.5599</text:p>
          </table:table-cell>
          <table:table-cell office:value-type="float" office:value="0.306082" calcext:value-type="float">
            <text:p>0.3061</text:p>
          </table:table-cell>
          <table:table-cell office:value-type="float" office:value="0.253432" calcext:value-type="float">
            <text:p>0.2534</text:p>
          </table:table-cell>
          <table:table-cell table:number-columns-repeated="2"/>
          <table:table-cell office:value-type="float" office:value="4.03578" calcext:value-type="float">
            <text:p>4.03578</text:p>
          </table:table-cell>
          <table:table-cell office:value-type="float" office:value="2.05725" calcext:value-type="float">
            <text:p>2.05725</text:p>
          </table:table-cell>
          <table:table-cell office:value-type="float" office:value="1.05044" calcext:value-type="float">
            <text:p>1.05044</text:p>
          </table:table-cell>
          <table:table-cell office:value-type="float" office:value="0.556508" calcext:value-type="float">
            <text:p>0.556508</text:p>
          </table:table-cell>
          <table:table-cell office:value-type="float" office:value="0.310489" calcext:value-type="float">
            <text:p>0.310489</text:p>
          </table:table-cell>
          <table:table-cell office:value-type="float" office:value="0.254172" calcext:value-type="float">
            <text:p>0.254172</text:p>
          </table:table-cell>
          <table:table-cell table:number-columns-repeated="2"/>
          <table:table-cell office:value-type="float" office:value="4.0164" calcext:value-type="float">
            <text:p>4.0164</text:p>
          </table:table-cell>
          <table:table-cell office:value-type="float" office:value="2.03526" calcext:value-type="float">
            <text:p>2.03526</text:p>
          </table:table-cell>
          <table:table-cell office:value-type="float" office:value="1.0522" calcext:value-type="float">
            <text:p>1.0522</text:p>
          </table:table-cell>
          <table:table-cell office:value-type="float" office:value="0.55766" calcext:value-type="float">
            <text:p>0.55766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0.361128" calcext:value-type="float">
            <text:p>0.361128</text:p>
          </table:table-cell>
        </table:table-row>
        <table:table-row table:style-name="ro1">
          <table:table-cell table:number-columns-repeated="2"/>
          <table:table-cell office:value-type="float" office:value="4.03541" calcext:value-type="float">
            <text:p>4.0354</text:p>
          </table:table-cell>
          <table:table-cell office:value-type="float" office:value="2.05141" calcext:value-type="float">
            <text:p>2.0514</text:p>
          </table:table-cell>
          <table:table-cell office:value-type="float" office:value="1.05235" calcext:value-type="float">
            <text:p>1.0524</text:p>
          </table:table-cell>
          <table:table-cell office:value-type="float" office:value="0.557746" calcext:value-type="float">
            <text:p>0.5577</text:p>
          </table:table-cell>
          <table:table-cell office:value-type="float" office:value="0.312473" calcext:value-type="float">
            <text:p>0.3125</text:p>
          </table:table-cell>
          <table:table-cell office:value-type="float" office:value="0.40947" calcext:value-type="float">
            <text:p>0.4095</text:p>
          </table:table-cell>
          <table:table-cell table:number-columns-repeated="2"/>
          <table:table-cell office:value-type="float" office:value="4.03541" calcext:value-type="float">
            <text:p>4.03541</text:p>
          </table:table-cell>
          <table:table-cell office:value-type="float" office:value="2.06241" calcext:value-type="float">
            <text:p>2.06241</text:p>
          </table:table-cell>
          <table:table-cell office:value-type="float" office:value="1.06919" calcext:value-type="float">
            <text:p>1.06919</text:p>
          </table:table-cell>
          <table:table-cell office:value-type="float" office:value="0.566923" calcext:value-type="float">
            <text:p>0.566923</text:p>
          </table:table-cell>
          <table:table-cell office:value-type="float" office:value="0.296546" calcext:value-type="float">
            <text:p>0.296546</text:p>
          </table:table-cell>
          <table:table-cell office:value-type="float" office:value="0.256633" calcext:value-type="float">
            <text:p>0.256633</text:p>
          </table:table-cell>
          <table:table-cell table:number-columns-repeated="2"/>
          <table:table-cell office:value-type="float" office:value="4.01683" calcext:value-type="float">
            <text:p>4.01683</text:p>
          </table:table-cell>
          <table:table-cell office:value-type="float" office:value="2.04739" calcext:value-type="float">
            <text:p>2.04739</text:p>
          </table:table-cell>
          <table:table-cell office:value-type="float" office:value="1.04985" calcext:value-type="float">
            <text:p>1.04985</text:p>
          </table:table-cell>
          <table:table-cell office:value-type="float" office:value="0.562041" calcext:value-type="float">
            <text:p>0.562041</text:p>
          </table:table-cell>
          <table:table-cell office:value-type="float" office:value="0.335425" calcext:value-type="float">
            <text:p>0.335425</text:p>
          </table:table-cell>
          <table:table-cell office:value-type="float" office:value="0.241097" calcext:value-type="float">
            <text:p>0.241097</text:p>
          </table:table-cell>
        </table:table-row>
        <table:table-row table:style-name="ro1">
          <table:table-cell table:number-columns-repeated="2"/>
          <table:table-cell office:value-type="float" office:value="4.0358" calcext:value-type="float">
            <text:p>4.0358</text:p>
          </table:table-cell>
          <table:table-cell office:value-type="float" office:value="2.05603" calcext:value-type="float">
            <text:p>2.0560</text:p>
          </table:table-cell>
          <table:table-cell office:value-type="float" office:value="1.05304" calcext:value-type="float">
            <text:p>1.0530</text:p>
          </table:table-cell>
          <table:table-cell office:value-type="float" office:value="0.562707" calcext:value-type="float">
            <text:p>0.5627</text:p>
          </table:table-cell>
          <table:table-cell office:value-type="float" office:value="0.30054" calcext:value-type="float">
            <text:p>0.3005</text:p>
          </table:table-cell>
          <table:table-cell office:value-type="float" office:value="0.37181" calcext:value-type="float">
            <text:p>0.3718</text:p>
          </table:table-cell>
          <table:table-cell table:number-columns-repeated="2"/>
          <table:table-cell office:value-type="float" office:value="4.03551" calcext:value-type="float">
            <text:p>4.03551</text:p>
          </table:table-cell>
          <table:table-cell office:value-type="float" office:value="2.03845" calcext:value-type="float">
            <text:p>2.03845</text:p>
          </table:table-cell>
          <table:table-cell office:value-type="float" office:value="1.05865" calcext:value-type="float">
            <text:p>1.05865</text:p>
          </table:table-cell>
          <table:table-cell office:value-type="float" office:value="0.562542" calcext:value-type="float">
            <text:p>0.562542</text:p>
          </table:table-cell>
          <table:table-cell office:value-type="float" office:value="0.300841" calcext:value-type="float">
            <text:p>0.300841</text:p>
          </table:table-cell>
          <table:table-cell office:value-type="float" office:value="0.387465" calcext:value-type="float">
            <text:p>0.387465</text:p>
          </table:table-cell>
          <table:table-cell table:number-columns-repeated="2"/>
          <table:table-cell office:value-type="float" office:value="4.01617" calcext:value-type="float">
            <text:p>4.01617</text:p>
          </table:table-cell>
          <table:table-cell office:value-type="float" office:value="2.0287" calcext:value-type="float">
            <text:p>2.0287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566421" calcext:value-type="float">
            <text:p>0.566421</text:p>
          </table:table-cell>
          <table:table-cell office:value-type="float" office:value="0.301195" calcext:value-type="float">
            <text:p>0.301195</text:p>
          </table:table-cell>
          <table:table-cell office:value-type="float" office:value="0.451788" calcext:value-type="float">
            <text:p>0.451788</text:p>
          </table:table-cell>
        </table:table-row>
        <table:table-row table:style-name="ro1">
          <table:table-cell table:number-columns-repeated="2"/>
          <table:table-cell office:value-type="float" office:value="4.03512" calcext:value-type="float">
            <text:p>4.0351</text:p>
          </table:table-cell>
          <table:table-cell office:value-type="float" office:value="2.04543" calcext:value-type="float">
            <text:p>2.0454</text:p>
          </table:table-cell>
          <table:table-cell office:value-type="float" office:value="1.05346" calcext:value-type="float">
            <text:p>1.0535</text:p>
          </table:table-cell>
          <table:table-cell office:value-type="float" office:value="0.557486" calcext:value-type="float">
            <text:p>0.5575</text:p>
          </table:table-cell>
          <table:table-cell office:value-type="float" office:value="0.339663" calcext:value-type="float">
            <text:p>0.3397</text:p>
          </table:table-cell>
          <table:table-cell office:value-type="float" office:value="0.240555" calcext:value-type="float">
            <text:p>0.2406</text:p>
          </table:table-cell>
          <table:table-cell table:number-columns-repeated="2"/>
          <table:table-cell office:value-type="float" office:value="4.03647" calcext:value-type="float">
            <text:p>4.03647</text:p>
          </table:table-cell>
          <table:table-cell office:value-type="float" office:value="2.04519" calcext:value-type="float">
            <text:p>2.04519</text:p>
          </table:table-cell>
          <table:table-cell office:value-type="float" office:value="1.05896" calcext:value-type="float">
            <text:p>1.05896</text:p>
          </table:table-cell>
          <table:table-cell office:value-type="float" office:value="0.558258" calcext:value-type="float">
            <text:p>0.558258</text:p>
          </table:table-cell>
          <table:table-cell office:value-type="float" office:value="0.304748" calcext:value-type="float">
            <text:p>0.304748</text:p>
          </table:table-cell>
          <table:table-cell office:value-type="float" office:value="0.430216" calcext:value-type="float">
            <text:p>0.430216</text:p>
          </table:table-cell>
          <table:table-cell table:number-columns-repeated="2"/>
          <table:table-cell office:value-type="float" office:value="4.01622" calcext:value-type="float">
            <text:p>4.01622</text:p>
          </table:table-cell>
          <table:table-cell office:value-type="float" office:value="2.04113" calcext:value-type="float">
            <text:p>2.04113</text:p>
          </table:table-cell>
          <table:table-cell office:value-type="float" office:value="1.04946" calcext:value-type="float">
            <text:p>1.04946</text:p>
          </table:table-cell>
          <table:table-cell office:value-type="float" office:value="0.557809" calcext:value-type="float">
            <text:p>0.557809</text:p>
          </table:table-cell>
          <table:table-cell office:value-type="float" office:value="0.310353" calcext:value-type="float">
            <text:p>0.310353</text:p>
          </table:table-cell>
          <table:table-cell office:value-type="float" office:value="0.365236" calcext:value-type="float">
            <text:p>0.365236</text:p>
          </table:table-cell>
        </table:table-row>
        <table:table-row table:style-name="ro1">
          <table:table-cell table:number-columns-repeated="2"/>
          <table:table-cell office:value-type="float" office:value="4.03584" calcext:value-type="float">
            <text:p>4.0358</text:p>
          </table:table-cell>
          <table:table-cell office:value-type="float" office:value="2.04111" calcext:value-type="float">
            <text:p>2.0411</text:p>
          </table:table-cell>
          <table:table-cell office:value-type="float" office:value="1.05076" calcext:value-type="float">
            <text:p>1.0508</text:p>
          </table:table-cell>
          <table:table-cell office:value-type="float" office:value="0.558589" calcext:value-type="float">
            <text:p>0.5586</text:p>
          </table:table-cell>
          <table:table-cell office:value-type="float" office:value="0.302145" calcext:value-type="float">
            <text:p>0.3021</text:p>
          </table:table-cell>
          <table:table-cell office:value-type="float" office:value="0.451536" calcext:value-type="float">
            <text:p>0.4515</text:p>
          </table:table-cell>
          <table:table-cell table:number-columns-repeated="2"/>
          <table:table-cell office:value-type="float" office:value="4.03457" calcext:value-type="float">
            <text:p>4.03457</text:p>
          </table:table-cell>
          <table:table-cell office:value-type="float" office:value="2.0491" calcext:value-type="float">
            <text:p>2.0491</text:p>
          </table:table-cell>
          <table:table-cell office:value-type="float" office:value="1.06134" calcext:value-type="float">
            <text:p>1.06134</text:p>
          </table:table-cell>
          <table:table-cell office:value-type="float" office:value="0.557566" calcext:value-type="float">
            <text:p>0.557566</text:p>
          </table:table-cell>
          <table:table-cell office:value-type="float" office:value="0.300297" calcext:value-type="float">
            <text:p>0.300297</text:p>
          </table:table-cell>
          <table:table-cell office:value-type="float" office:value="0.38923" calcext:value-type="float">
            <text:p>0.38923</text:p>
          </table:table-cell>
          <table:table-cell table:number-columns-repeated="2"/>
          <table:table-cell office:value-type="float" office:value="4.0168" calcext:value-type="float">
            <text:p>4.0168</text:p>
          </table:table-cell>
          <table:table-cell office:value-type="float" office:value="2.03957" calcext:value-type="float">
            <text:p>2.03957</text:p>
          </table:table-cell>
          <table:table-cell office:value-type="float" office:value="1.04829" calcext:value-type="float">
            <text:p>1.04829</text:p>
          </table:table-cell>
          <table:table-cell office:value-type="float" office:value="0.561668" calcext:value-type="float">
            <text:p>0.561668</text:p>
          </table:table-cell>
          <table:table-cell office:value-type="float" office:value="0.367469" calcext:value-type="float">
            <text:p>0.367469</text:p>
          </table:table-cell>
          <table:table-cell office:value-type="float" office:value="0.33342" calcext:value-type="float">
            <text:p>0.33342</text:p>
          </table:table-cell>
        </table:table-row>
        <table:table-row table:style-name="ro1">
          <table:table-cell table:number-columns-repeated="2"/>
          <table:table-cell office:value-type="float" office:value="4.03598" calcext:value-type="float">
            <text:p>4.0360</text:p>
          </table:table-cell>
          <table:table-cell office:value-type="float" office:value="2.0601" calcext:value-type="float">
            <text:p>2.0601</text:p>
          </table:table-cell>
          <table:table-cell office:value-type="float" office:value="1.05901" calcext:value-type="float">
            <text:p>1.0590</text:p>
          </table:table-cell>
          <table:table-cell office:value-type="float" office:value="0.564764" calcext:value-type="float">
            <text:p>0.5648</text:p>
          </table:table-cell>
          <table:table-cell office:value-type="float" office:value="0.313264" calcext:value-type="float">
            <text:p>0.3133</text:p>
          </table:table-cell>
          <table:table-cell office:value-type="float" office:value="0.337814" calcext:value-type="float">
            <text:p>0.3378</text:p>
          </table:table-cell>
          <table:table-cell table:number-columns-repeated="2"/>
          <table:table-cell office:value-type="float" office:value="4.03543" calcext:value-type="float">
            <text:p>4.03543</text:p>
          </table:table-cell>
          <table:table-cell office:value-type="float" office:value="2.04318" calcext:value-type="float">
            <text:p>2.04318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0.558074" calcext:value-type="float">
            <text:p>0.558074</text:p>
          </table:table-cell>
          <table:table-cell office:value-type="float" office:value="0.300434" calcext:value-type="float">
            <text:p>0.300434</text:p>
          </table:table-cell>
          <table:table-cell office:value-type="float" office:value="0.347655" calcext:value-type="float">
            <text:p>0.347655</text:p>
          </table:table-cell>
          <table:table-cell table:number-columns-repeated="2"/>
          <table:table-cell office:value-type="float" office:value="4.01664" calcext:value-type="float">
            <text:p>4.01664</text:p>
          </table:table-cell>
          <table:table-cell office:value-type="float" office:value="2.04639" calcext:value-type="float">
            <text:p>2.04639</text:p>
          </table:table-cell>
          <table:table-cell office:value-type="float" office:value="1.04815" calcext:value-type="float">
            <text:p>1.04815</text:p>
          </table:table-cell>
          <table:table-cell office:value-type="float" office:value="0.56095" calcext:value-type="float">
            <text:p>0.56095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437461" calcext:value-type="float">
            <text:p>0.437461</text:p>
          </table:table-cell>
        </table:table-row>
        <table:table-row table:style-name="ro1">
          <table:table-cell table:number-columns-repeated="2"/>
          <table:table-cell office:value-type="float" office:value="4.0362" calcext:value-type="float">
            <text:p>4.0362</text:p>
          </table:table-cell>
          <table:table-cell office:value-type="float" office:value="2.0317" calcext:value-type="float">
            <text:p>2.0317</text:p>
          </table:table-cell>
          <table:table-cell office:value-type="float" office:value="1.06131" calcext:value-type="float">
            <text:p>1.0613</text:p>
          </table:table-cell>
          <table:table-cell office:value-type="float" office:value="0.562717" calcext:value-type="float">
            <text:p>0.5627</text:p>
          </table:table-cell>
          <table:table-cell office:value-type="float" office:value="0.306541" calcext:value-type="float">
            <text:p>0.3065</text:p>
          </table:table-cell>
          <table:table-cell office:value-type="float" office:value="0.383312" calcext:value-type="float">
            <text:p>0.3833</text:p>
          </table:table-cell>
          <table:table-cell table:number-columns-repeated="2"/>
          <table:table-cell office:value-type="float" office:value="4.03607" calcext:value-type="float">
            <text:p>4.03607</text:p>
          </table:table-cell>
          <table:table-cell office:value-type="float" office:value="2.04132" calcext:value-type="float">
            <text:p>2.04132</text:p>
          </table:table-cell>
          <table:table-cell office:value-type="float" office:value="1.04779" calcext:value-type="float">
            <text:p>1.04779</text:p>
          </table:table-cell>
          <table:table-cell office:value-type="float" office:value="0.559553" calcext:value-type="float">
            <text:p>0.559553</text:p>
          </table:table-cell>
          <table:table-cell office:value-type="float" office:value="0.312605" calcext:value-type="float">
            <text:p>0.312605</text:p>
          </table:table-cell>
          <table:table-cell office:value-type="float" office:value="0.468367" calcext:value-type="float">
            <text:p>0.468367</text:p>
          </table:table-cell>
          <table:table-cell table:number-columns-repeated="2"/>
          <table:table-cell office:value-type="float" office:value="4.01727" calcext:value-type="float">
            <text:p>4.01727</text:p>
          </table:table-cell>
          <table:table-cell office:value-type="float" office:value="2.02329" calcext:value-type="float">
            <text:p>2.02329</text:p>
          </table:table-cell>
          <table:table-cell office:value-type="float" office:value="1.0409" calcext:value-type="float">
            <text:p>1.0409</text:p>
          </table:table-cell>
          <table:table-cell office:value-type="float" office:value="0.562152" calcext:value-type="float">
            <text:p>0.562152</text:p>
          </table:table-cell>
          <table:table-cell office:value-type="float" office:value="0.301833" calcext:value-type="float">
            <text:p>0.301833</text:p>
          </table:table-cell>
          <table:table-cell office:value-type="float" office:value="0.430238" calcext:value-type="float">
            <text:p>0.430238</text:p>
          </table:table-cell>
        </table:table-row>
        <table:table-row table:style-name="ro1">
          <table:table-cell table:number-columns-repeated="2"/>
          <table:table-cell office:value-type="float" office:value="4.03595" calcext:value-type="float">
            <text:p>4.0360</text:p>
          </table:table-cell>
          <table:table-cell office:value-type="float" office:value="2.04461" calcext:value-type="float">
            <text:p>2.0446</text:p>
          </table:table-cell>
          <table:table-cell office:value-type="float" office:value="1.05162" calcext:value-type="float">
            <text:p>1.0516</text:p>
          </table:table-cell>
          <table:table-cell office:value-type="float" office:value="0.557696" calcext:value-type="float">
            <text:p>0.5577</text:p>
          </table:table-cell>
          <table:table-cell office:value-type="float" office:value="0.309002" calcext:value-type="float">
            <text:p>0.3090</text:p>
          </table:table-cell>
          <table:table-cell office:value-type="float" office:value="0.254232" calcext:value-type="float">
            <text:p>0.2542</text:p>
          </table:table-cell>
          <table:table-cell table:number-columns-repeated="2"/>
          <table:table-cell office:value-type="float" office:value="4.03591" calcext:value-type="float">
            <text:p>4.03591</text:p>
          </table:table-cell>
          <table:table-cell office:value-type="float" office:value="2.04159" calcext:value-type="float">
            <text:p>2.04159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0.56317" calcext:value-type="float">
            <text:p>0.56317</text:p>
          </table:table-cell>
          <table:table-cell office:value-type="float" office:value="0.303356" calcext:value-type="float">
            <text:p>0.303356</text:p>
          </table:table-cell>
          <table:table-cell office:value-type="float" office:value="0.340481" calcext:value-type="float">
            <text:p>0.340481</text:p>
          </table:table-cell>
          <table:table-cell table:number-columns-repeated="2"/>
          <table:table-cell office:value-type="float" office:value="4.01643" calcext:value-type="float">
            <text:p>4.01643</text:p>
          </table:table-cell>
          <table:table-cell office:value-type="float" office:value="2.03419" calcext:value-type="float">
            <text:p>2.03419</text:p>
          </table:table-cell>
          <table:table-cell office:value-type="float" office:value="1.04523" calcext:value-type="float">
            <text:p>1.04523</text:p>
          </table:table-cell>
          <table:table-cell office:value-type="float" office:value="0.561761" calcext:value-type="float">
            <text:p>0.561761</text:p>
          </table:table-cell>
          <table:table-cell office:value-type="float" office:value="0.528033" calcext:value-type="float">
            <text:p>0.528033</text:p>
          </table:table-cell>
          <table:table-cell office:value-type="float" office:value="0.274192" calcext:value-type="float">
            <text:p>0.274192</text:p>
          </table:table-cell>
        </table:table-row>
        <table:table-row table:style-name="ro1">
          <table:table-cell table:number-columns-repeated="2"/>
          <table:table-cell office:value-type="float" office:value="4.03615" calcext:value-type="float">
            <text:p>4.0362</text:p>
          </table:table-cell>
          <table:table-cell office:value-type="float" office:value="2.0409" calcext:value-type="float">
            <text:p>2.0409</text:p>
          </table:table-cell>
          <table:table-cell office:value-type="float" office:value="1.05166" calcext:value-type="float">
            <text:p>1.0517</text:p>
          </table:table-cell>
          <table:table-cell office:value-type="float" office:value="0.55828" calcext:value-type="float">
            <text:p>0.5583</text:p>
          </table:table-cell>
          <table:table-cell office:value-type="float" office:value="0.303419" calcext:value-type="float">
            <text:p>0.3034</text:p>
          </table:table-cell>
          <table:table-cell office:value-type="float" office:value="0.248614" calcext:value-type="float">
            <text:p>0.2486</text:p>
          </table:table-cell>
          <table:table-cell table:number-columns-repeated="2"/>
          <table:table-cell office:value-type="float" office:value="4.03595" calcext:value-type="float">
            <text:p>4.03595</text:p>
          </table:table-cell>
          <table:table-cell office:value-type="float" office:value="2.04736" calcext:value-type="float">
            <text:p>2.04736</text:p>
          </table:table-cell>
          <table:table-cell office:value-type="float" office:value="1.05622" calcext:value-type="float">
            <text:p>1.05622</text:p>
          </table:table-cell>
          <table:table-cell office:value-type="float" office:value="0.560141" calcext:value-type="float">
            <text:p>0.560141</text:p>
          </table:table-cell>
          <table:table-cell office:value-type="float" office:value="0.30428" calcext:value-type="float">
            <text:p>0.30428</text:p>
          </table:table-cell>
          <table:table-cell office:value-type="float" office:value="0.450783" calcext:value-type="float">
            <text:p>0.450783</text:p>
          </table:table-cell>
          <table:table-cell table:number-columns-repeated="2"/>
          <table:table-cell office:value-type="float" office:value="4.01639" calcext:value-type="float">
            <text:p>4.01639</text:p>
          </table:table-cell>
          <table:table-cell office:value-type="float" office:value="2.03683" calcext:value-type="float">
            <text:p>2.03683</text:p>
          </table:table-cell>
          <table:table-cell office:value-type="float" office:value="1.05117" calcext:value-type="float">
            <text:p>1.05117</text:p>
          </table:table-cell>
          <table:table-cell office:value-type="float" office:value="0.565282" calcext:value-type="float">
            <text:p>0.565282</text:p>
          </table:table-cell>
          <table:table-cell office:value-type="float" office:value="0.313096" calcext:value-type="float">
            <text:p>0.313096</text:p>
          </table:table-cell>
          <table:table-cell office:value-type="float" office:value="0.248676" calcext:value-type="float">
            <text:p>0.248676</text:p>
          </table:table-cell>
        </table:table-row>
        <table:table-row table:style-name="ro1">
          <table:table-cell table:number-columns-repeated="2"/>
          <table:table-cell office:value-type="float" office:value="4.0372" calcext:value-type="float">
            <text:p>4.0372</text:p>
          </table:table-cell>
          <table:table-cell office:value-type="float" office:value="2.05134" calcext:value-type="float">
            <text:p>2.0513</text:p>
          </table:table-cell>
          <table:table-cell office:value-type="float" office:value="1.0522" calcext:value-type="float">
            <text:p>1.0522</text:p>
          </table:table-cell>
          <table:table-cell office:value-type="float" office:value="0.562815" calcext:value-type="float">
            <text:p>0.5628</text:p>
          </table:table-cell>
          <table:table-cell office:value-type="float" office:value="0.305638" calcext:value-type="float">
            <text:p>0.3056</text:p>
          </table:table-cell>
          <table:table-cell office:value-type="float" office:value="0.325656" calcext:value-type="float">
            <text:p>0.3257</text:p>
          </table:table-cell>
          <table:table-cell table:number-columns-repeated="2"/>
          <table:table-cell office:value-type="float" office:value="4.03501" calcext:value-type="float">
            <text:p>4.03501</text:p>
          </table:table-cell>
          <table:table-cell office:value-type="float" office:value="2.0551" calcext:value-type="float">
            <text:p>2.0551</text:p>
          </table:table-cell>
          <table:table-cell office:value-type="float" office:value="1.04832" calcext:value-type="float">
            <text:p>1.04832</text:p>
          </table:table-cell>
          <table:table-cell office:value-type="float" office:value="0.56255" calcext:value-type="float">
            <text:p>0.56255</text:p>
          </table:table-cell>
          <table:table-cell office:value-type="float" office:value="0.306161" calcext:value-type="float">
            <text:p>0.306161</text:p>
          </table:table-cell>
          <table:table-cell office:value-type="float" office:value="0.327606" calcext:value-type="float">
            <text:p>0.327606</text:p>
          </table:table-cell>
          <table:table-cell table:number-columns-repeated="2"/>
          <table:table-cell office:value-type="float" office:value="4.01713" calcext:value-type="float">
            <text:p>4.01713</text:p>
          </table:table-cell>
          <table:table-cell office:value-type="float" office:value="2.03939" calcext:value-type="float">
            <text:p>2.03939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557679" calcext:value-type="float">
            <text:p>0.557679</text:p>
          </table:table-cell>
          <table:table-cell office:value-type="float" office:value="0.304796" calcext:value-type="float">
            <text:p>0.304796</text:p>
          </table:table-cell>
          <table:table-cell office:value-type="float" office:value="0.387934" calcext:value-type="float">
            <text:p>0.387934</text:p>
          </table:table-cell>
        </table:table-row>
        <table:table-row table:style-name="ro1">
          <table:table-cell table:number-columns-repeated="2"/>
          <table:table-cell office:value-type="float" office:value="4.0356" calcext:value-type="float">
            <text:p>4.0356</text:p>
          </table:table-cell>
          <table:table-cell office:value-type="float" office:value="2.04651" calcext:value-type="float">
            <text:p>2.0465</text:p>
          </table:table-cell>
          <table:table-cell office:value-type="float" office:value="1.05398" calcext:value-type="float">
            <text:p>1.0540</text:p>
          </table:table-cell>
          <table:table-cell office:value-type="float" office:value="0.573751" calcext:value-type="float">
            <text:p>0.5738</text:p>
          </table:table-cell>
          <table:table-cell office:value-type="float" office:value="0.300283" calcext:value-type="float">
            <text:p>0.3003</text:p>
          </table:table-cell>
          <table:table-cell office:value-type="float" office:value="0.254263" calcext:value-type="float">
            <text:p>0.2543</text:p>
          </table:table-cell>
          <table:table-cell table:number-columns-repeated="2"/>
          <table:table-cell office:value-type="float" office:value="4.03561" calcext:value-type="float">
            <text:p>4.03561</text:p>
          </table:table-cell>
          <table:table-cell office:value-type="float" office:value="2.04103" calcext:value-type="float">
            <text:p>2.04103</text:p>
          </table:table-cell>
          <table:table-cell office:value-type="float" office:value="1.04938" calcext:value-type="float">
            <text:p>1.04938</text:p>
          </table:table-cell>
          <table:table-cell office:value-type="float" office:value="0.561794" calcext:value-type="float">
            <text:p>0.561794</text:p>
          </table:table-cell>
          <table:table-cell office:value-type="float" office:value="0.307108" calcext:value-type="float">
            <text:p>0.307108</text:p>
          </table:table-cell>
          <table:table-cell office:value-type="float" office:value="0.491" calcext:value-type="float">
            <text:p>0.491</text:p>
          </table:table-cell>
          <table:table-cell table:number-columns-repeated="2"/>
          <table:table-cell office:value-type="float" office:value="4.02106" calcext:value-type="float">
            <text:p>4.02106</text:p>
          </table:table-cell>
          <table:table-cell office:value-type="float" office:value="2.03316" calcext:value-type="float">
            <text:p>2.03316</text:p>
          </table:table-cell>
          <table:table-cell office:value-type="float" office:value="1.05162" calcext:value-type="float">
            <text:p>1.05162</text:p>
          </table:table-cell>
          <table:table-cell office:value-type="float" office:value="0.561561" calcext:value-type="float">
            <text:p>0.561561</text:p>
          </table:table-cell>
          <table:table-cell office:value-type="float" office:value="0.303988" calcext:value-type="float">
            <text:p>0.303988</text:p>
          </table:table-cell>
          <table:table-cell office:value-type="float" office:value="0.247271" calcext:value-type="float">
            <text:p>0.247271</text:p>
          </table:table-cell>
        </table:table-row>
        <table:table-row table:style-name="ro1">
          <table:table-cell table:number-columns-repeated="2"/>
          <table:table-cell office:value-type="float" office:value="4.03592" calcext:value-type="float">
            <text:p>4.0359</text:p>
          </table:table-cell>
          <table:table-cell office:value-type="float" office:value="2.03804" calcext:value-type="float">
            <text:p>2.0380</text:p>
          </table:table-cell>
          <table:table-cell office:value-type="float" office:value="1.05116" calcext:value-type="float">
            <text:p>1.0512</text:p>
          </table:table-cell>
          <table:table-cell office:value-type="float" office:value="0.557152" calcext:value-type="float">
            <text:p>0.5572</text:p>
          </table:table-cell>
          <table:table-cell office:value-type="float" office:value="0.305494" calcext:value-type="float">
            <text:p>0.3055</text:p>
          </table:table-cell>
          <table:table-cell office:value-type="float" office:value="0.335329" calcext:value-type="float">
            <text:p>0.3353</text:p>
          </table:table-cell>
          <table:table-cell table:number-columns-repeated="2"/>
          <table:table-cell office:value-type="float" office:value="4.03606" calcext:value-type="float">
            <text:p>4.03606</text:p>
          </table:table-cell>
          <table:table-cell office:value-type="float" office:value="2.04112" calcext:value-type="float">
            <text:p>2.04112</text:p>
          </table:table-cell>
          <table:table-cell office:value-type="float" office:value="1.05406" calcext:value-type="float">
            <text:p>1.05406</text:p>
          </table:table-cell>
          <table:table-cell office:value-type="float" office:value="0.566774" calcext:value-type="float">
            <text:p>0.566774</text:p>
          </table:table-cell>
          <table:table-cell office:value-type="float" office:value="0.305352" calcext:value-type="float">
            <text:p>0.305352</text:p>
          </table:table-cell>
          <table:table-cell office:value-type="float" office:value="0.452561" calcext:value-type="float">
            <text:p>0.452561</text:p>
          </table:table-cell>
          <table:table-cell table:number-columns-repeated="2"/>
          <table:table-cell office:value-type="float" office:value="4.01663" calcext:value-type="float">
            <text:p>4.01663</text:p>
          </table:table-cell>
          <table:table-cell office:value-type="float" office:value="2.03187" calcext:value-type="float">
            <text:p>2.03187</text:p>
          </table:table-cell>
          <table:table-cell office:value-type="float" office:value="1.0519" calcext:value-type="float">
            <text:p>1.0519</text:p>
          </table:table-cell>
          <table:table-cell office:value-type="float" office:value="0.557983" calcext:value-type="float">
            <text:p>0.557983</text:p>
          </table:table-cell>
          <table:table-cell office:value-type="float" office:value="0.305982" calcext:value-type="float">
            <text:p>0.305982</text:p>
          </table:table-cell>
          <table:table-cell office:value-type="float" office:value="0.444929" calcext:value-type="float">
            <text:p>0.444929</text:p>
          </table:table-cell>
        </table:table-row>
        <table:table-row table:style-name="ro1">
          <table:table-cell table:number-columns-repeated="2"/>
          <table:table-cell office:value-type="float" office:value="4.03509" calcext:value-type="float">
            <text:p>4.0351</text:p>
          </table:table-cell>
          <table:table-cell office:value-type="float" office:value="2.0376" calcext:value-type="float">
            <text:p>2.0376</text:p>
          </table:table-cell>
          <table:table-cell office:value-type="float" office:value="1.05107" calcext:value-type="float">
            <text:p>1.0511</text:p>
          </table:table-cell>
          <table:table-cell office:value-type="float" office:value="0.559169" calcext:value-type="float">
            <text:p>0.5592</text:p>
          </table:table-cell>
          <table:table-cell office:value-type="float" office:value="0.301384" calcext:value-type="float">
            <text:p>0.3014</text:p>
          </table:table-cell>
          <table:table-cell office:value-type="float" office:value="0.392657" calcext:value-type="float">
            <text:p>0.3927</text:p>
          </table:table-cell>
          <table:table-cell table:number-columns-repeated="2"/>
          <table:table-cell office:value-type="float" office:value="4.03613" calcext:value-type="float">
            <text:p>4.03613</text:p>
          </table:table-cell>
          <table:table-cell office:value-type="float" office:value="2.04942" calcext:value-type="float">
            <text:p>2.04942</text:p>
          </table:table-cell>
          <table:table-cell office:value-type="float" office:value="1.05313" calcext:value-type="float">
            <text:p>1.05313</text:p>
          </table:table-cell>
          <table:table-cell office:value-type="float" office:value="0.566688" calcext:value-type="float">
            <text:p>0.566688</text:p>
          </table:table-cell>
          <table:table-cell office:value-type="float" office:value="0.306123" calcext:value-type="float">
            <text:p>0.306123</text:p>
          </table:table-cell>
          <table:table-cell office:value-type="float" office:value="0.410874" calcext:value-type="float">
            <text:p>0.410874</text:p>
          </table:table-cell>
          <table:table-cell table:number-columns-repeated="2"/>
          <table:table-cell office:value-type="float" office:value="4.01687" calcext:value-type="float">
            <text:p>4.01687</text:p>
          </table:table-cell>
          <table:table-cell office:value-type="float" office:value="2.03474" calcext:value-type="float">
            <text:p>2.03474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0.564815" calcext:value-type="float">
            <text:p>0.564815</text:p>
          </table:table-cell>
          <table:table-cell office:value-type="float" office:value="0.333795" calcext:value-type="float">
            <text:p>0.333795</text:p>
          </table:table-cell>
          <table:table-cell office:value-type="float" office:value="0.255372" calcext:value-type="float">
            <text:p>0.255372</text:p>
          </table:table-cell>
        </table:table-row>
        <table:table-row table:style-name="ro1">
          <table:table-cell table:number-columns-repeated="2"/>
          <table:table-cell office:value-type="float" office:value="4.0354" calcext:value-type="float">
            <text:p>4.0354</text:p>
          </table:table-cell>
          <table:table-cell office:value-type="float" office:value="2.04318" calcext:value-type="float">
            <text:p>2.0432</text:p>
          </table:table-cell>
          <table:table-cell office:value-type="float" office:value="1.05815" calcext:value-type="float">
            <text:p>1.0582</text:p>
          </table:table-cell>
          <table:table-cell office:value-type="float" office:value="0.557982" calcext:value-type="float">
            <text:p>0.5580</text:p>
          </table:table-cell>
          <table:table-cell office:value-type="float" office:value="0.365359" calcext:value-type="float">
            <text:p>0.3654</text:p>
          </table:table-cell>
          <table:table-cell office:value-type="float" office:value="0.253206" calcext:value-type="float">
            <text:p>0.2532</text:p>
          </table:table-cell>
          <table:table-cell table:number-columns-repeated="2"/>
          <table:table-cell office:value-type="float" office:value="4.03601" calcext:value-type="float">
            <text:p>4.03601</text:p>
          </table:table-cell>
          <table:table-cell office:value-type="float" office:value="2.0347" calcext:value-type="float">
            <text:p>2.0347</text:p>
          </table:table-cell>
          <table:table-cell office:value-type="float" office:value="1.04882" calcext:value-type="float">
            <text:p>1.04882</text:p>
          </table:table-cell>
          <table:table-cell office:value-type="float" office:value="0.562977" calcext:value-type="float">
            <text:p>0.562977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284744" calcext:value-type="float">
            <text:p>0.284744</text:p>
          </table:table-cell>
          <table:table-cell table:number-columns-repeated="2"/>
          <table:table-cell office:value-type="float" office:value="4.01683" calcext:value-type="float">
            <text:p>4.01683</text:p>
          </table:table-cell>
          <table:table-cell office:value-type="float" office:value="2.03398" calcext:value-type="float">
            <text:p>2.03398</text:p>
          </table:table-cell>
          <table:table-cell office:value-type="float" office:value="1.04519" calcext:value-type="float">
            <text:p>1.04519</text:p>
          </table:table-cell>
          <table:table-cell office:value-type="float" office:value="0.561017" calcext:value-type="float">
            <text:p>0.561017</text:p>
          </table:table-cell>
          <table:table-cell office:value-type="float" office:value="0.313252" calcext:value-type="float">
            <text:p>0.313252</text:p>
          </table:table-cell>
          <table:table-cell office:value-type="float" office:value="0.330006" calcext:value-type="float">
            <text:p>0.330006</text:p>
          </table:table-cell>
        </table:table-row>
        <table:table-row table:style-name="ro1">
          <table:table-cell table:number-columns-repeated="2"/>
          <table:table-cell office:value-type="float" office:value="4.03533" calcext:value-type="float">
            <text:p>4.0353</text:p>
          </table:table-cell>
          <table:table-cell office:value-type="float" office:value="2.04391" calcext:value-type="float">
            <text:p>2.0439</text:p>
          </table:table-cell>
          <table:table-cell office:value-type="float" office:value="1.0537" calcext:value-type="float">
            <text:p>1.0537</text:p>
          </table:table-cell>
          <table:table-cell office:value-type="float" office:value="0.558132" calcext:value-type="float">
            <text:p>0.5581</text:p>
          </table:table-cell>
          <table:table-cell office:value-type="float" office:value="0.30494" calcext:value-type="float">
            <text:p>0.3049</text:p>
          </table:table-cell>
          <table:table-cell office:value-type="float" office:value="0.455849" calcext:value-type="float">
            <text:p>0.4558</text:p>
          </table:table-cell>
          <table:table-cell table:number-columns-repeated="2"/>
          <table:table-cell office:value-type="float" office:value="4.03573" calcext:value-type="float">
            <text:p>4.03573</text:p>
          </table:table-cell>
          <table:table-cell office:value-type="float" office:value="2.03956" calcext:value-type="float">
            <text:p>2.03956</text:p>
          </table:table-cell>
          <table:table-cell office:value-type="float" office:value="1.05146" calcext:value-type="float">
            <text:p>1.05146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313194" calcext:value-type="float">
            <text:p>0.313194</text:p>
          </table:table-cell>
          <table:table-cell office:value-type="float" office:value="0.246983" calcext:value-type="float">
            <text:p>0.246983</text:p>
          </table:table-cell>
          <table:table-cell table:number-columns-repeated="2"/>
          <table:table-cell office:value-type="float" office:value="4.01678" calcext:value-type="float">
            <text:p>4.01678</text:p>
          </table:table-cell>
          <table:table-cell office:value-type="float" office:value="2.04616" calcext:value-type="float">
            <text:p>2.04616</text:p>
          </table:table-cell>
          <table:table-cell office:value-type="float" office:value="1.04987" calcext:value-type="float">
            <text:p>1.04987</text:p>
          </table:table-cell>
          <table:table-cell office:value-type="float" office:value="0.557661" calcext:value-type="float">
            <text:p>0.557661</text:p>
          </table:table-cell>
          <table:table-cell office:value-type="float" office:value="0.315453" calcext:value-type="float">
            <text:p>0.315453</text:p>
          </table:table-cell>
          <table:table-cell office:value-type="float" office:value="0.267162" calcext:value-type="float">
            <text:p>0.267162</text:p>
          </table:table-cell>
        </table:table-row>
        <table:table-row table:style-name="ro1">
          <table:table-cell table:number-columns-repeated="2"/>
          <table:table-cell office:value-type="float" office:value="4.03645" calcext:value-type="float">
            <text:p>4.0365</text:p>
          </table:table-cell>
          <table:table-cell office:value-type="float" office:value="2.04305" calcext:value-type="float">
            <text:p>2.0431</text:p>
          </table:table-cell>
          <table:table-cell office:value-type="float" office:value="1.04958" calcext:value-type="float">
            <text:p>1.0496</text:p>
          </table:table-cell>
          <table:table-cell office:value-type="float" office:value="0.556308" calcext:value-type="float">
            <text:p>0.5563</text:p>
          </table:table-cell>
          <table:table-cell office:value-type="float" office:value="0.307216" calcext:value-type="float">
            <text:p>0.3072</text:p>
          </table:table-cell>
          <table:table-cell office:value-type="float" office:value="0.267306" calcext:value-type="float">
            <text:p>0.2673</text:p>
          </table:table-cell>
          <table:table-cell table:number-columns-repeated="2"/>
          <table:table-cell office:value-type="float" office:value="4.03536" calcext:value-type="float">
            <text:p>4.03536</text:p>
          </table:table-cell>
          <table:table-cell office:value-type="float" office:value="2.04136" calcext:value-type="float">
            <text:p>2.04136</text:p>
          </table:table-cell>
          <table:table-cell office:value-type="float" office:value="1.05961" calcext:value-type="float">
            <text:p>1.05961</text:p>
          </table:table-cell>
          <table:table-cell office:value-type="float" office:value="0.563986" calcext:value-type="float">
            <text:p>0.563986</text:p>
          </table:table-cell>
          <table:table-cell office:value-type="float" office:value="0.305155" calcext:value-type="float">
            <text:p>0.305155</text:p>
          </table:table-cell>
          <table:table-cell office:value-type="float" office:value="0.462604" calcext:value-type="float">
            <text:p>0.462604</text:p>
          </table:table-cell>
          <table:table-cell table:number-columns-repeated="2"/>
          <table:table-cell office:value-type="float" office:value="4.01674" calcext:value-type="float">
            <text:p>4.01674</text:p>
          </table:table-cell>
          <table:table-cell office:value-type="float" office:value="2.03619" calcext:value-type="float">
            <text:p>2.03619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561749" calcext:value-type="float">
            <text:p>0.561749</text:p>
          </table:table-cell>
          <table:table-cell office:value-type="float" office:value="0.34715" calcext:value-type="float">
            <text:p>0.34715</text:p>
          </table:table-cell>
          <table:table-cell office:value-type="float" office:value="0.388232" calcext:value-type="float">
            <text:p>0.388232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7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Reduce</text:p>
          </table:table-cell>
          <table:table-cell table:style-name="Default" table:number-columns-repeated="6"/>
          <table:table-cell/>
          <table:table-cell office:value-type="string" calcext:value-type="string">
            <text:p>Critical</text:p>
          </table:table-cell>
          <table:table-cell table:number-columns-repeated="7"/>
          <table:table-cell office:value-type="string" calcext:value-type="string">
            <text:p>Atomi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2" table:formula="of:=AVERAGE([.C5:.C24])" office:value-type="float" office:value="4.0358485" calcext:value-type="float">
            <text:p>4.036</text:p>
          </table:table-cell>
          <table:table-cell table:style-name="ce2" table:formula="of:=AVERAGE([.D5:.D24])" office:value-type="float" office:value="2.0449755" calcext:value-type="float">
            <text:p>2.045</text:p>
          </table:table-cell>
          <table:table-cell table:style-name="ce2" table:formula="of:=AVERAGE([.E5:.E24])" office:value-type="float" office:value="1.053412" calcext:value-type="float">
            <text:p>1.053</text:p>
          </table:table-cell>
          <table:table-cell table:style-name="ce2" table:formula="of:=AVERAGE([.F5:.F24])" office:value-type="float" office:value="0.56106205" calcext:value-type="float">
            <text:p>0.561</text:p>
          </table:table-cell>
          <table:table-cell table:style-name="ce2" table:formula="of:=AVERAGE([.G5:.G24])" office:value-type="float" office:value="0.3111686" calcext:value-type="float">
            <text:p>0.311</text:p>
          </table:table-cell>
          <table:table-cell table:style-name="ce2" table:formula="of:=AVERAGE([.H5:.H24])" office:value-type="float" office:value="0.33111825" calcext:value-type="float">
            <text:p>0.331</text:p>
          </table:table-cell>
          <table:table-cell table:style-name="ce2"/>
          <table:table-cell office:value-type="string" calcext:value-type="string">
            <text:p>AVG</text:p>
          </table:table-cell>
          <table:table-cell table:style-name="ce2" table:formula="of:=AVERAGE([.K5:.K24])" office:value-type="float" office:value="4.0362825" calcext:value-type="float">
            <text:p>4.036</text:p>
          </table:table-cell>
          <table:table-cell table:style-name="ce2" table:formula="of:=AVERAGE([.L5:.L24])" office:value-type="float" office:value="2.0444915" calcext:value-type="float">
            <text:p>2.044</text:p>
          </table:table-cell>
          <table:table-cell table:style-name="ce2" table:formula="of:=AVERAGE([.M5:.M24])" office:value-type="float" office:value="1.05439" calcext:value-type="float">
            <text:p>1.054</text:p>
          </table:table-cell>
          <table:table-cell table:style-name="ce2" table:formula="of:=AVERAGE([.N5:.N24])" office:value-type="float" office:value="0.56147355" calcext:value-type="float">
            <text:p>0.561</text:p>
          </table:table-cell>
          <table:table-cell table:style-name="ce2" table:formula="of:=AVERAGE([.O5:.O24])" office:value-type="float" office:value="0.30977085" calcext:value-type="float">
            <text:p>0.310</text:p>
          </table:table-cell>
          <table:table-cell table:style-name="ce2" table:formula="of:=AVERAGE([.P5:.P24])" office:value-type="float" office:value="0.3707005" calcext:value-type="float">
            <text:p>0.371</text:p>
          </table:table-cell>
          <table:table-cell table:style-name="ce2"/>
          <table:table-cell office:value-type="string" calcext:value-type="string">
            <text:p>AVG</text:p>
          </table:table-cell>
          <table:table-cell table:style-name="ce2" table:formula="of:=AVERAGE([.S5:.S24])" office:value-type="float" office:value="4.016909" calcext:value-type="float">
            <text:p>4.017</text:p>
          </table:table-cell>
          <table:table-cell table:style-name="ce2" table:formula="of:=AVERAGE([.T5:.T24])" office:value-type="float" office:value="2.0366005" calcext:value-type="float">
            <text:p>2.037</text:p>
          </table:table-cell>
          <table:table-cell table:style-name="ce2" table:formula="of:=AVERAGE([.U5:.U24])" office:value-type="float" office:value="1.0504995" calcext:value-type="float">
            <text:p>1.050</text:p>
          </table:table-cell>
          <table:table-cell table:style-name="ce2" table:formula="of:=AVERAGE([.V5:.V24])" office:value-type="float" office:value="0.56141535" calcext:value-type="float">
            <text:p>0.561</text:p>
          </table:table-cell>
          <table:table-cell table:style-name="ce2" table:formula="of:=AVERAGE([.W5:.W24])" office:value-type="float" office:value="0.3285255" calcext:value-type="float">
            <text:p>0.329</text:p>
          </table:table-cell>
          <table:table-cell table:style-name="ce2" table:formula="of:=AVERAGE([.X5:.X24])" office:value-type="float" office:value="0.3559665" calcext:value-type="float">
            <text:p>0.356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style-name="ce2" table:formula="of:=STDEV([.C5:.C24])" office:value-type="float" office:value="0.000501526879166378" calcext:value-type="float">
            <text:p>0.001</text:p>
          </table:table-cell>
          <table:table-cell table:style-name="ce2" table:formula="of:=STDEV([.D5:.D24])" office:value-type="float" office:value="0.00813111727611249" calcext:value-type="float">
            <text:p>0.008</text:p>
          </table:table-cell>
          <table:table-cell table:style-name="ce2" table:formula="of:=STDEV([.E5:.E24])" office:value-type="float" office:value="0.00467430219954077" calcext:value-type="float">
            <text:p>0.005</text:p>
          </table:table-cell>
          <table:table-cell table:style-name="ce2" table:formula="of:=STDEV([.F5:.F24])" office:value-type="float" office:value="0.0045878900032127" calcext:value-type="float">
            <text:p>0.005</text:p>
          </table:table-cell>
          <table:table-cell table:style-name="ce2" table:formula="of:=STDEV([.G5:.G24])" office:value-type="float" office:value="0.0153023527582147" calcext:value-type="float">
            <text:p>0.015</text:p>
          </table:table-cell>
          <table:table-cell table:style-name="ce2" table:formula="of:=STDEV([.H5:.H24])" office:value-type="float" office:value="0.0815851968634629" calcext:value-type="float">
            <text:p>0.082</text:p>
          </table:table-cell>
          <table:table-cell table:style-name="ce2"/>
          <table:table-cell office:value-type="string" calcext:value-type="string">
            <text:p>std</text:p>
          </table:table-cell>
          <table:table-cell table:style-name="ce2" table:formula="of:=STDEV([.K5:.K24])" office:value-type="float" office:value="0.00211818411555011" calcext:value-type="float">
            <text:p>0.002</text:p>
          </table:table-cell>
          <table:table-cell table:style-name="ce2" table:formula="of:=STDEV([.L5:.L24])" office:value-type="float" office:value="0.00845353820349174" calcext:value-type="float">
            <text:p>0.008</text:p>
          </table:table-cell>
          <table:table-cell table:style-name="ce2" table:formula="of:=STDEV([.M5:.M24])" office:value-type="float" office:value="0.00546504779196131" calcext:value-type="float">
            <text:p>0.005</text:p>
          </table:table-cell>
          <table:table-cell table:style-name="ce2" table:formula="of:=STDEV([.N5:.N24])" office:value-type="float" office:value="0.0034072061478887" calcext:value-type="float">
            <text:p>0.003</text:p>
          </table:table-cell>
          <table:table-cell table:style-name="ce2" table:formula="of:=STDEV([.O5:.O24])" office:value-type="float" office:value="0.0223807858083082" calcext:value-type="float">
            <text:p>0.022</text:p>
          </table:table-cell>
          <table:table-cell table:style-name="ce2" table:formula="of:=STDEV([.P5:.P24])" office:value-type="float" office:value="0.0881508999019654" calcext:value-type="float">
            <text:p>0.088</text:p>
          </table:table-cell>
          <table:table-cell table:style-name="ce2"/>
          <table:table-cell office:value-type="string" calcext:value-type="string">
            <text:p>std</text:p>
          </table:table-cell>
          <table:table-cell table:style-name="ce2" table:formula="of:=STDEV([.S5:.S24])" office:value-type="float" office:value="0.00102576236090666" calcext:value-type="float">
            <text:p>0.001</text:p>
          </table:table-cell>
          <table:table-cell table:style-name="ce2" table:formula="of:=STDEV([.T5:.T24])" office:value-type="float" office:value="0.00645799665449539" calcext:value-type="float">
            <text:p>0.006</text:p>
          </table:table-cell>
          <table:table-cell table:style-name="ce2" table:formula="of:=STDEV([.U5:.U24])" office:value-type="float" office:value="0.00546786350559244" calcext:value-type="float">
            <text:p>0.005</text:p>
          </table:table-cell>
          <table:table-cell table:style-name="ce2" table:formula="of:=STDEV([.V5:.V24])" office:value-type="float" office:value="0.00336467663692257" calcext:value-type="float">
            <text:p>0.003</text:p>
          </table:table-cell>
          <table:table-cell table:style-name="ce2" table:formula="of:=STDEV([.W5:.W24])" office:value-type="float" office:value="0.05115603695866" calcext:value-type="float">
            <text:p>0.051</text:p>
          </table:table-cell>
          <table:table-cell table:style-name="ce2" table:formula="of:=STDEV([.X5:.X24])" office:value-type="float" office:value="0.0899393494069022" calcext:value-type="float">
            <text:p>0.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06:37.129567323</meta:creation-date>
    <dc:date>2019-07-17T14:30:01.077568345</dc:date>
    <meta:editing-duration>PT1M42S</meta:editing-duration>
    <meta:editing-cycles>1</meta:editing-cycles>
    <meta:document-statistic meta:table-count="1" meta:cell-count="423" meta:object-count="1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23cm" svg:height="16.325cm" xlink:href=".." xlink:type="simple" chart:class="chart:scatter" chart:style-name="ch1">
        <chart:title svg:x="13.436cm" svg:y="0.462cm" chart:style-name="ch2">
          <text:p>Avg_Time</text:p>
        </chart:title>
        <chart:legend chart:legend-position="end" svg:x="26.515cm" svg:y="7.365cm" style:legend-expansion="high" chart:style-name="ch3"/>
        <chart:plot-area chart:style-name="ch4" table:cell-range-address="Sheet1.C32:Sheet1.H33 Sheet1.K32:Sheet1.P33 Sheet1.C31:Sheet1.C31 Sheet1.K31:Sheet1.K31 Sheet1.S31:Sheet1.S31 Sheet1.S33:Sheet1.X33" chart:data-source-has-labels="both" svg:x="1.591cm" svg:y="1.567cm" svg:width="24.344cm" svg:height="13.451cm">
          <chartooo:coordinate-region svg:x="2.689cm" svg:y="1.766cm" svg:width="23.059cm" svg:height="12.605cm"/>
          <chart:axis chart:dimension="x" chart:name="primary-x" chart:style-name="ch5" chartooo:axis-type="auto">
            <chart:title svg:x="12.661cm" svg:y="15.344cm" chart:style-name="ch6">
              <text:p># of processes</text:p>
            </chart:title>
            <chart:categories table:cell-range-address="Sheet1.D32:Sheet1.H32"/>
          </chart:axis>
          <chart:axis chart:dimension="y" chart:name="primary-y" chart:style-name="ch7">
            <chart:title svg:x="0.451cm" svg:y="9.09cm" chart:style-name="ch8">
              <text:p>time (sec.)</text:p>
            </chart:title>
            <chart:grid chart:style-name="ch9" chart:class="major"/>
          </chart:axis>
          <chart:series chart:style-name="ch10" chart:values-cell-range-address="Sheet1.C33:Sheet1.H33" chart:label-cell-address="Sheet1.C31:Sheet1.C31" chart:class="chart:scatter">
            <chart:domain table:cell-range-address="Sheet1.K32:Sheet1.P32"/>
            <chart:data-point chart:repeated="6"/>
          </chart:series>
          <chart:series chart:style-name="ch11" chart:values-cell-range-address="Sheet1.K33:Sheet1.P33" chart:label-cell-address="Sheet1.K31:Sheet1.K31" chart:class="chart:scatter">
            <chart:data-point chart:repeated="6"/>
          </chart:series>
          <chart:series chart:style-name="ch12" chart:values-cell-range-address="Sheet1.S33:Sheet1.X33" chart:label-cell-address="Sheet1.S31:Sheet1.S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D32:Sheet1.H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K32:Sheet1.P3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duce</text:p>
                <draw:g>
                  <svg:desc>Sheet1.C31:Sheet1.C31</svg:desc>
                </draw:g>
              </table:table-cell>
              <table:table-cell office:value-type="float" office:value="4.0358485">
                <text:p>4.0358485</text:p>
                <draw:g>
                  <svg:desc>Sheet1.C33:Sheet1.H33</svg:desc>
                </draw:g>
              </table:table-cell>
              <table:table-cell office:value-type="float" office:value="2.0449755">
                <text:p>2.0449755</text:p>
              </table:table-cell>
              <table:table-cell office:value-type="float" office:value="1.053412">
                <text:p>1.053412</text:p>
              </table:table-cell>
              <table:table-cell office:value-type="float" office:value="0.56106205">
                <text:p>0.56106205</text:p>
              </table:table-cell>
              <table:table-cell office:value-type="float" office:value="0.3111686">
                <text:p>0.3111686</text:p>
              </table:table-cell>
              <table:table-cell office:value-type="float" office:value="0.33111825">
                <text:p>0.33111825</text:p>
              </table:table-cell>
            </table:table-row>
            <table:table-row>
              <table:table-cell office:value-type="string">
                <text:p>Critical</text:p>
                <draw:g>
                  <svg:desc>Sheet1.K31:Sheet1.K31</svg:desc>
                </draw:g>
              </table:table-cell>
              <table:table-cell office:value-type="float" office:value="4.0362825">
                <text:p>4.0362825</text:p>
                <draw:g>
                  <svg:desc>Sheet1.K33:Sheet1.P33</svg:desc>
                </draw:g>
              </table:table-cell>
              <table:table-cell office:value-type="float" office:value="2.0444915">
                <text:p>2.0444915</text:p>
              </table:table-cell>
              <table:table-cell office:value-type="float" office:value="1.05439">
                <text:p>1.05439</text:p>
              </table:table-cell>
              <table:table-cell office:value-type="float" office:value="0.56147355">
                <text:p>0.56147355</text:p>
              </table:table-cell>
              <table:table-cell office:value-type="float" office:value="0.30977085">
                <text:p>0.30977085</text:p>
              </table:table-cell>
              <table:table-cell office:value-type="float" office:value="0.3707005">
                <text:p>0.3707005</text:p>
              </table:table-cell>
            </table:table-row>
            <table:table-row>
              <table:table-cell office:value-type="string">
                <text:p>Atomic</text:p>
                <draw:g>
                  <svg:desc>Sheet1.S31:Sheet1.S31</svg:desc>
                </draw:g>
              </table:table-cell>
              <table:table-cell office:value-type="float" office:value="4.016909">
                <text:p>4.016909</text:p>
                <draw:g>
                  <svg:desc>Sheet1.S33:Sheet1.X33</svg:desc>
                </draw:g>
              </table:table-cell>
              <table:table-cell office:value-type="float" office:value="2.0366005">
                <text:p>2.0366005</text:p>
              </table:table-cell>
              <table:table-cell office:value-type="float" office:value="1.0504995">
                <text:p>1.0504995</text:p>
              </table:table-cell>
              <table:table-cell office:value-type="float" office:value="0.56141535">
                <text:p>0.56141535</text:p>
              </table:table-cell>
              <table:table-cell office:value-type="float" office:value="0.3285255">
                <text:p>0.3285255</text:p>
              </table:table-cell>
              <table:table-cell office:value-type="float" office:value="0.3559665">
                <text:p>0.3559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